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1af" officeooo:paragraph-rsid="000151af"/>
    </style:style>
    <style:style style:name="P2" style:family="paragraph" style:parent-style-name="Standard">
      <style:text-properties officeooo:rsid="0001f71a" officeooo:paragraph-rsid="0001f71a"/>
    </style:style>
    <style:style style:name="P3" style:family="paragraph" style:parent-style-name="Standard">
      <style:text-properties officeooo:rsid="00027f50" officeooo:paragraph-rsid="00027f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 ediston: <text:a xlink:type="simple" xlink:href="http://download.intel.com/support/edison/sb/edisonmodule_hg_331189004.pdf" text:style-name="Internet_20_link" text:visited-style-name="Visited_20_Internet_20_Link">http://download.intel.com/support/edison/sb/edisonmodule_hg_331189004.pdf</text:a></text:p>
      <text:p text:style-name="P3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3"/>
      <text:p text:style-name="P2">Arm cortex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40S</meta:editing-duration>
    <meta:editing-cycles>6</meta:editing-cycles>
    <meta:generator>LibreOffice/5.0.3.2$Windows_X86_64 LibreOffice_project/e5f16313668ac592c1bfb310f4390624e3dbfb75</meta:generator>
    <dc:date>2015-11-19T00:22:13.203000000</dc:date>
    <meta:document-statistic meta:table-count="0" meta:image-count="0" meta:object-count="0" meta:page-count="1" meta:paragraph-count="3" meta:word-count="9" meta:character-count="187" meta:non-whitespace-character-count="180"/>
    <meta:user-defined meta:name="Info 1"/>
    <meta:user-defined meta:name="Info 2"/>
    <meta:user-defined meta:name="Info 3"/>
    <meta:user-defined meta:name="Info 4"/>
  </office:meta>
</office:document-meta>
</file>